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Noto Sans" fo:font-size="12pt" officeooo:rsid="00182f48" officeooo:paragraph-rsid="0012eb5f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Noto Sans" officeooo:rsid="000f13f7" officeooo:paragraph-rsid="0012eb5f"/>
    </style:style>
    <style:style style:name="P3" style:family="paragraph" style:parent-style-name="Standard">
      <style:paragraph-properties fo:text-align="center" style:justify-single-word="false"/>
      <style:text-properties style:font-name="Noto Sans" fo:font-size="16pt" fo:font-weight="bold" officeooo:rsid="0012eb5f" officeooo:paragraph-rsid="0012eb5f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left="0cm" fo:text-align="start" style:justify-single-word="false" fo:text-indent="0cm" style:auto-text-indent="false"/>
      <style:text-properties style:font-name="Noto Sans" fo:font-size="16pt" fo:font-weight="normal" officeooo:rsid="0013c450" officeooo:paragraph-rsid="0012eb5f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margin-left="0cm" fo:text-align="start" style:justify-single-word="false" fo:text-indent="0cm" style:auto-text-indent="false"/>
      <style:text-properties style:font-name="Noto Sans" fo:font-size="16pt" fo:font-weight="normal" officeooo:rsid="0014e463" officeooo:paragraph-rsid="0012eb5f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margin-left="0cm" fo:text-align="start" style:justify-single-word="false" fo:text-indent="0cm" style:auto-text-indent="false"/>
      <style:text-properties style:font-name="Noto Sans" fo:font-size="12pt" fo:font-weight="normal" officeooo:rsid="0014e463" officeooo:paragraph-rsid="0012eb5f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text-align="start" style:justify-single-word="false" fo:text-indent="0cm" style:auto-text-indent="false"/>
      <style:text-properties style:font-name="Noto Sans" fo:font-size="12pt" fo:font-weight="normal" officeooo:rsid="00148a5f" officeooo:paragraph-rsid="00148a5f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text-align="start" style:justify-single-word="false" fo:text-indent="0cm" style:auto-text-indent="false"/>
      <style:text-properties style:font-name="Noto Sans" fo:font-size="12pt" fo:font-weight="bold" officeooo:rsid="0014e463" officeooo:paragraph-rsid="0012eb5f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0cm" fo:text-align="start" style:justify-single-word="false" fo:text-indent="0cm" style:auto-text-indent="false"/>
      <style:text-properties style:font-name="Noto Sans" fo:font-size="16pt" fo:font-weight="normal" officeooo:rsid="0014e463" officeooo:paragraph-rsid="0012eb5f" style:font-size-asian="16pt" style:font-weight-asian="normal" style:font-size-complex="16pt" style:font-weight-complex="normal"/>
    </style:style>
    <style:style style:name="P10" style:family="paragraph">
      <style:paragraph-properties fo:text-align="center"/>
    </style:style>
    <style:style style:name="T1" style:family="text">
      <style:text-properties officeooo:rsid="00182f48"/>
    </style:style>
    <style:style style:name="T2" style:family="text">
      <style:text-properties fo:font-size="12pt" officeooo:rsid="00182f48" style:font-size-asian="12pt" style:font-size-complex="12pt"/>
    </style:style>
    <style:style style:name="T3" style:family="text">
      <style:text-properties style:text-outline="false" style:text-line-through-style="none" style:text-line-through-type="none" style:font-name="Noto Sans Devanagari" fo:font-size="10pt" fo:font-style="normal" fo:text-shadow="none" style:text-underline-style="none" fo:font-weight="bold" style:font-size-asian="10pt" style:font-style-asian="normal" style:font-weight-asian="bold" style:text-emphasize="none"/>
    </style:style>
    <style:style style:name="T4" style:family="text">
      <style:text-properties officeooo:rsid="00148a5f"/>
    </style: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ES Abastos – DAW 7K</text:p>
      <text:p text:style-name="P1">Proyecto Integrador</text:p>
      <text:p text:style-name="P1">Grupo:</text:p>
      <text:p text:style-name="P1"><text:tab/>Brandon Acapa</text:p>
      <text:p text:style-name="P1"><text:tab/>Rocio Garcia</text:p>
      <text:p text:style-name="P1"><text:tab/>Diego Ramirez</text:p>
      <text:p text:style-name="P1"><text:tab/>Oscar Pereira</text:p>
      <text:p text:style-name="P2"/>
      <text:p text:style-name="P2">VOLUNTAPP</text:p>
      <text:p text:style-name="P3">Sprint Retrospective</text:p>
      <text:p text:style-name="P4"><text:span text:style-name="T2"/></text:p>
      <text:p text:style-name="P8">Sprint #<text:span text:style-name="T4">1</text:span></text:p>
      <text:p text:style-name="P6">Objetivo: </text:p>
      <text:p text:style-name="P6">El objetivo de nuestro Sprint #1 es el de crear lo que sera la landing page de nuestra pagina y dotarla de las funcionalidades basicas de autentificacion y registro de los usuarios.</text:p>
      <text:p text:style-name="P5"/>
      <text:p text:style-name="P5"><draw:line text:anchor-type="paragraph" draw:z-index="0" draw:name="Horizontal line 1" draw:style-name="gr1" draw:text-style-name="P10" svg:x1="-0.346cm" svg:y1="0.111cm" svg:x2="17.496cm" svg:y2="0.166cm"><text:p/></draw:line></text:p>
      <text:p text:style-name="P7"><text:span text:style-name="T1">[</text:span>Recuento sobre como ha transcurrido el sprint, las cosas que han ido bien y mal, las cosas a mejorar, pequena vision sobre lo que depara el futuro]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5T22:25:30.917092343</meta:creation-date>
    <dc:date>2025-01-26T17:00:36.246265232</dc:date>
    <meta:editing-duration>PT3M53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13" meta:word-count="80" meta:character-count="477" meta:non-whitespace-character-count="404"/>
  </office:meta>
</office:document-meta>
</file>